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aed02" officeooo:paragraph-rsid="001aed02" style:font-weight-asian="bold" style:font-weight-complex="bold"/>
    </style:style>
    <style:style style:name="P2" style:family="paragraph" style:parent-style-name="Standard">
      <style:text-properties fo:font-weight="bold" officeooo:rsid="00224b20" officeooo:paragraph-rsid="00224b20" style:font-weight-asian="bold" style:font-weight-complex="bold"/>
    </style:style>
    <style:style style:name="P3" style:family="paragraph" style:parent-style-name="Standard">
      <style:text-properties fo:font-weight="bold" officeooo:rsid="0023261f" officeooo:paragraph-rsid="0023261f" style:font-weight-asian="bold" style:font-weight-complex="bold"/>
    </style:style>
    <style:style style:name="P4" style:family="paragraph" style:parent-style-name="Standard">
      <style:text-properties officeooo:rsid="001c2402" officeooo:paragraph-rsid="001c2402"/>
    </style:style>
    <style:style style:name="P5" style:family="paragraph" style:parent-style-name="Standard">
      <style:text-properties officeooo:rsid="001f164b" officeooo:paragraph-rsid="001f164b"/>
    </style:style>
    <style:style style:name="P6" style:family="paragraph" style:parent-style-name="Standard">
      <style:text-properties fo:font-size="12pt" style:text-underline-style="none" fo:font-weight="normal" officeooo:rsid="001f164b" officeooo:paragraph-rsid="001f164b"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22c260" officeooo:paragraph-rsid="00224b20"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23261f" officeooo:paragraph-rsid="0023261f"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39cf8" officeooo:paragraph-rsid="00239cf8"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531e2" officeooo:paragraph-rsid="002531e2"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90667" officeooo:paragraph-rsid="00290667"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aa575" officeooo:paragraph-rsid="002aa575"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bc02a" officeooo:paragraph-rsid="002bc02a"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e2c3f" officeooo:paragraph-rsid="003e2c3f" style:font-size-asian="10.5pt" style:font-weight-asian="normal" style:font-size-complex="12pt" style:font-weight-complex="normal"/>
    </style:style>
    <style:style style:name="P15" style:family="paragraph" style:parent-style-name="Standard">
      <style:text-properties fo:font-size="12pt" style:text-underline-style="none" fo:font-weight="bold" officeooo:rsid="00224b20" officeooo:paragraph-rsid="00224b20" style:font-size-asian="10.5pt" style:font-weight-asian="bold" style:font-size-complex="12pt" style:font-weight-complex="bold"/>
    </style:style>
    <style:style style:name="P16" style:family="paragraph" style:parent-style-name="Standard">
      <style:text-properties fo:font-size="12pt" style:text-underline-style="none" fo:font-weight="bold" officeooo:rsid="00239cf8" officeooo:paragraph-rsid="00239cf8" style:font-size-asian="10.5pt" style:font-weight-asian="bold" style:font-size-complex="12pt" style:font-weight-complex="bold"/>
    </style:style>
    <style:style style:name="P17" style:family="paragraph" style:parent-style-name="Standard">
      <style:text-properties fo:font-size="12pt" style:text-underline-style="none" fo:font-weight="bold" officeooo:rsid="002aa136" officeooo:paragraph-rsid="002aa136" style:font-size-asian="10.5pt" style:font-weight-asian="bold" style:font-size-complex="12pt" style:font-weight-complex="bold"/>
    </style:style>
    <style:style style:name="P18" style:family="paragraph" style:parent-style-name="Standard">
      <style:text-properties fo:font-size="12pt" style:text-underline-style="none" fo:font-weight="bold" officeooo:rsid="002f3e8e" officeooo:paragraph-rsid="002f3e8e" style:font-size-asian="10.5pt" style:font-weight-asian="bold" style:font-size-complex="12pt" style:font-weight-complex="bold"/>
    </style:style>
    <style:style style:name="P19" style:family="paragraph" style:parent-style-name="Standard">
      <style:text-properties fo:font-size="12pt" style:text-underline-style="none" fo:font-weight="bold" officeooo:rsid="002f3e8e" officeooo:paragraph-rsid="00342185" style:font-size-asian="10.5pt" style:font-weight-asian="bold" style:font-size-complex="12pt" style:font-weight-complex="bold"/>
    </style:style>
    <style:style style:name="P20" style:family="paragraph" style:parent-style-name="Standard">
      <style:text-properties fo:font-size="12pt" style:text-underline-style="none" fo:font-weight="bold" officeooo:rsid="00313e2e" officeooo:paragraph-rsid="00313e2e" style:font-size-asian="10.5pt" style:font-weight-asian="bold" style:font-size-complex="12pt" style:font-weight-complex="bold"/>
    </style:style>
    <style:style style:name="P21" style:family="paragraph" style:parent-style-name="Standard">
      <style:text-properties fo:font-size="12pt" style:text-underline-style="none" fo:font-weight="bold" officeooo:rsid="00348843" officeooo:paragraph-rsid="00348843" style:font-size-asian="10.5pt" style:font-weight-asian="bold" style:font-size-complex="12pt" style:font-weight-complex="bold"/>
    </style:style>
    <style:style style:name="P22" style:family="paragraph" style:parent-style-name="Standard">
      <style:text-properties fo:font-size="12pt" style:text-underline-style="none" fo:font-weight="bold" officeooo:rsid="0034f107" officeooo:paragraph-rsid="0034f107" style:font-size-asian="10.5pt" style:font-weight-asian="bold" style:font-size-complex="12pt" style:font-weight-complex="bold"/>
    </style:style>
    <style:style style:name="P23" style:family="paragraph" style:parent-style-name="Standard">
      <style:text-properties fo:font-size="12pt" style:text-underline-style="none" fo:font-weight="bold" officeooo:rsid="0034f107" officeooo:paragraph-rsid="0035e523" style:font-size-asian="10.5pt" style:font-weight-asian="bold" style:font-size-complex="12pt" style:font-weight-complex="bold"/>
    </style:style>
    <style:style style:name="P24" style:family="paragraph" style:parent-style-name="Standard">
      <style:text-properties fo:font-size="12pt" style:text-underline-style="none" fo:font-weight="bold" officeooo:rsid="003885b0" officeooo:paragraph-rsid="003885b0" style:font-size-asian="10.5pt" style:font-weight-asian="bold" style:font-size-complex="12pt" style:font-weight-complex="bold"/>
    </style:style>
    <style:style style:name="P25" style:family="paragraph" style:parent-style-name="Standard">
      <style:text-properties fo:font-size="12pt" style:text-underline-style="none" fo:font-weight="bold" officeooo:rsid="003a4640" officeooo:paragraph-rsid="003a4640" style:font-size-asian="10.5pt" style:font-weight-asian="bold" style:font-size-complex="12pt" style:font-weight-complex="bold"/>
    </style:style>
    <style:style style:name="P26" style:family="paragraph" style:parent-style-name="Standard">
      <style:text-properties fo:font-size="12pt" style:text-underline-style="none" fo:font-weight="bold" officeooo:rsid="003cba1a" officeooo:paragraph-rsid="003cba1a" style:font-size-asian="10.5pt" style:font-weight-asian="bold" style:font-size-complex="12pt" style:font-weight-complex="bold"/>
    </style:style>
    <style:style style:name="P27" style:family="paragraph" style:parent-style-name="Standard">
      <style:paragraph-properties fo:margin-left="1.251cm" fo:margin-right="0cm" fo:text-indent="0cm" style:auto-text-indent="false"/>
      <style:text-properties fo:font-size="10pt" officeooo:rsid="001c2402" officeooo:paragraph-rsid="001c2402" style:font-size-asian="10pt" style:font-size-complex="10pt"/>
    </style:style>
    <style:style style:name="P28" style:family="paragraph" style:parent-style-name="Standard">
      <style:paragraph-properties fo:margin-left="1.251cm" fo:margin-right="0cm" fo:text-indent="0cm" style:auto-text-indent="false"/>
      <style:text-properties fo:font-size="10pt" style:text-underline-style="none" fo:font-weight="normal" officeooo:rsid="003e2c3f" officeooo:paragraph-rsid="003e2c3f" style:font-size-asian="10pt" style:font-weight-asian="normal" style:font-size-complex="10pt" style:font-weight-complex="normal"/>
    </style:style>
    <style:style style:name="P29" style:family="paragraph" style:parent-style-name="Standard">
      <style:paragraph-properties fo:margin-left="0cm" fo:margin-right="0cm" fo:text-indent="0cm" style:auto-text-indent="false"/>
      <style:text-properties fo:font-size="12pt" officeooo:rsid="001c2402" officeooo:paragraph-rsid="001c2402" style:font-size-asian="10.5pt" style:font-size-complex="12pt"/>
    </style:style>
    <style:style style:name="P30" style:family="paragraph" style:parent-style-name="Standard">
      <style:paragraph-properties fo:margin-left="0cm" fo:margin-right="0cm" fo:text-indent="0cm" style:auto-text-indent="false"/>
      <style:text-properties fo:font-size="12pt" officeooo:rsid="001d5588" officeooo:paragraph-rsid="001d5588" style:font-size-asian="10.5pt" style:font-size-complex="12pt"/>
    </style:style>
    <style:style style:name="P31" style:family="paragraph" style:parent-style-name="Standard">
      <style:paragraph-properties fo:margin-left="0cm" fo:margin-right="0cm" fo:text-indent="0cm" style:auto-text-indent="false"/>
      <style:text-properties fo:font-size="12pt" officeooo:rsid="001f164b" officeooo:paragraph-rsid="001f164b" style:font-size-asian="10.5pt" style:font-size-complex="12pt"/>
    </style:style>
    <style:style style:name="P32" style:family="paragraph" style:parent-style-name="Standard">
      <style:paragraph-properties fo:margin-left="0cm" fo:margin-right="0cm" fo:text-indent="0cm" style:auto-text-indent="false"/>
      <style:text-properties fo:font-size="12pt" officeooo:rsid="001fc80a" officeooo:paragraph-rsid="001fc80a" style:font-size-asian="10.5pt" style:font-size-complex="12pt"/>
    </style:style>
    <style:style style:name="P33" style:family="paragraph" style:parent-style-name="Standard">
      <style:paragraph-properties fo:margin-left="0cm" fo:margin-right="0cm" fo:text-indent="0cm" style:auto-text-indent="false"/>
      <style:text-properties fo:font-size="12pt" style:text-underline-style="none" officeooo:rsid="001c2402" officeooo:paragraph-rsid="001c2402" style:font-size-asian="10.5pt" style:font-size-complex="12pt"/>
    </style:style>
    <style:style style:name="P34" style:family="paragraph" style:parent-style-name="Standard" style:list-style-name="L1">
      <style:text-properties fo:font-size="12pt" style:text-underline-style="none" fo:font-weight="normal" officeooo:rsid="001f164b" officeooo:paragraph-rsid="001f164b"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3271d2" officeooo:paragraph-rsid="00348843"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35e523" officeooo:paragraph-rsid="0035e523"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35e523" officeooo:paragraph-rsid="00374421"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374421" officeooo:paragraph-rsid="00374421"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3885b0" officeooo:paragraph-rsid="003885b0"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44c69f" officeooo:paragraph-rsid="0044c69f" style:font-size-asian="10.5pt" style:font-weight-asian="normal" style:font-size-complex="12pt" style:font-weight-complex="normal"/>
    </style:style>
    <style:style style:name="P41" style:family="paragraph" style:parent-style-name="Standard">
      <style:text-properties fo:font-size="12pt" style:text-underline-style="none" fo:font-weight="bold" officeooo:rsid="00414148" officeooo:paragraph-rsid="00414148" style:font-size-asian="10.5pt" style:font-weight-asian="bold" style:font-size-complex="12pt" style:font-weight-complex="bold"/>
    </style:style>
    <style:style style:name="P42" style:family="paragraph" style:parent-style-name="Standard" style:list-style-name="L2">
      <style:text-properties fo:font-size="12pt" style:text-underline-style="none" fo:font-weight="bold" officeooo:rsid="00414148" officeooo:paragraph-rsid="00414148" style:font-size-asian="10.5pt" style:font-weight-asian="bold" style:font-size-complex="12pt" style:font-weight-complex="bold"/>
    </style:style>
    <style:style style:name="P43" style:family="paragraph" style:parent-style-name="Standard" style:list-style-name="L3">
      <style:text-properties fo:font-size="12pt" style:text-underline-style="none" fo:font-weight="bold" officeooo:rsid="00414148" officeooo:paragraph-rsid="00414148" style:font-size-asian="10.5pt" style:font-weight-asian="bold" style:font-size-complex="12pt" style:font-weight-complex="bold"/>
    </style:style>
    <style:style style:name="P44" style:family="paragraph" style:parent-style-name="Standard" style:list-style-name="L6">
      <style:text-properties fo:font-size="12pt" style:text-underline-style="none" fo:font-weight="bold" officeooo:rsid="00414148" officeooo:paragraph-rsid="00414148" style:font-size-asian="10.5pt" style:font-weight-asian="bold" style:font-size-complex="12pt" style:font-weight-complex="bold"/>
    </style:style>
    <style:style style:name="P45" style:family="paragraph" style:parent-style-name="Standard" style:list-style-name="L7">
      <style:text-properties fo:font-size="12pt" style:text-underline-style="none" fo:font-weight="bold" officeooo:rsid="00414148" officeooo:paragraph-rsid="00414148" style:font-size-asian="10.5pt" style:font-weight-asian="bold" style:font-size-complex="12pt" style:font-weight-complex="bold"/>
    </style:style>
    <style:style style:name="P46" style:family="paragraph" style:parent-style-name="Standard" style:list-style-name="L8">
      <style:text-properties fo:font-size="12pt" style:text-underline-style="none" fo:font-weight="bold" officeooo:rsid="00414148" officeooo:paragraph-rsid="00414148" style:font-size-asian="10.5pt" style:font-weight-asian="bold" style:font-size-complex="12pt" style:font-weight-complex="bold"/>
    </style:style>
    <style:style style:name="P47" style:family="paragraph" style:parent-style-name="Standard">
      <style:text-properties fo:font-size="12pt" style:text-underline-style="none" fo:font-weight="bold" officeooo:rsid="00290667" officeooo:paragraph-rsid="00290667" style:font-size-asian="10.5pt" style:font-weight-asian="bold" style:font-size-complex="12pt" style:font-weight-complex="bold"/>
    </style:style>
    <style:style style:name="P48" style:family="paragraph" style:parent-style-name="Standard">
      <style:text-properties fo:font-size="10pt" style:text-underline-style="none" fo:font-weight="normal" officeooo:rsid="0035e523" officeooo:paragraph-rsid="00374421" style:font-size-asian="10pt" style:font-weight-asian="normal" style:font-size-complex="10pt" style:font-weight-complex="normal"/>
    </style:style>
    <style:style style:name="P49" style:family="paragraph" style:parent-style-name="Standard">
      <style:paragraph-properties fo:margin-left="1.251cm" fo:margin-right="0cm" fo:text-indent="0cm" style:auto-text-indent="false"/>
      <style:text-properties fo:font-size="10pt" style:text-underline-style="none" fo:font-weight="normal" officeooo:rsid="003cba1a" officeooo:paragraph-rsid="003cba1a" style:font-size-asian="10pt" style:font-weight-asian="normal" style:font-size-complex="10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officeooo:rsid="001e9fda"/>
    </style:style>
    <style:style style:name="T5" style:family="text">
      <style:text-properties style:text-underline-style="none" officeooo:rsid="001f164b"/>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ize="12pt" style:text-underline-style="none" fo:font-weight="normal" style:font-size-asian="10.5pt" style:font-weight-asian="normal" style:font-size-complex="12pt" style:font-weight-complex="normal"/>
    </style:style>
    <style:style style:name="T9" style:family="text">
      <style:text-properties fo:font-size="12pt" style:text-underline-style="none" fo:font-weight="normal" officeooo:rsid="0022c260" style:font-size-asian="10.5pt" style:font-weight-asian="normal" style:font-size-complex="12pt" style:font-weight-complex="normal"/>
    </style:style>
    <style:style style:name="T10" style:family="text">
      <style:text-properties fo:font-size="12pt" style:text-underline-style="none" style:font-size-asian="10.5pt" style:font-size-complex="12pt"/>
    </style:style>
    <style:style style:name="T11" style:family="text">
      <style:text-properties fo:font-size="12pt" style:text-underline-style="none" officeooo:rsid="0022c260" style:font-size-asian="10.5pt" style:font-size-complex="12pt"/>
    </style:style>
    <style:style style:name="T12"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3271d2" style:font-weight-asian="normal" style:font-weight-complex="normal"/>
    </style:style>
    <style:style style:name="T15" style:family="text">
      <style:text-properties fo:font-weight="normal" officeooo:rsid="00342185" style:font-weight-asian="normal" style:font-weight-complex="normal"/>
    </style:style>
    <style:style style:name="T16" style:family="text">
      <style:text-properties fo:font-weight="normal" officeooo:rsid="0035e523" style:font-weight-asian="normal" style:font-weight-complex="normal"/>
    </style:style>
    <style:style style:name="T17" style:family="text">
      <style:text-properties fo:font-weight="normal" officeooo:rsid="00374421" style:font-weight-asian="normal" style:font-weight-complex="normal"/>
    </style:style>
    <style:style style:name="T18" style:family="text">
      <style:text-properties fo:font-weight="normal" officeooo:rsid="003c1213" style:font-weight-asian="normal" style:font-weight-complex="normal"/>
    </style:style>
    <style:style style:name="T19" style:family="text">
      <style:text-properties fo:font-weight="normal" officeooo:rsid="004239d4" style:font-weight-asian="normal" style:font-weight-complex="normal"/>
    </style:style>
    <style:style style:name="T20" style:family="text">
      <style:text-properties fo:font-weight="normal" officeooo:rsid="0043a3da" style:font-weight-asian="normal" style:font-weight-complex="normal"/>
    </style:style>
    <style:style style:name="T21" style:family="text">
      <style:text-properties fo:font-size="10pt" fo:font-weight="normal" officeooo:rsid="0035e523" style:font-size-asian="10pt" style:font-weight-asian="normal" style:font-size-complex="10pt" style:font-weight-complex="normal"/>
    </style:style>
    <style:style style:name="T22" style:family="text">
      <style:text-properties officeooo:rsid="003d03f8"/>
    </style:style>
    <style:style style:name="T23" style:family="text">
      <style:text-properties officeooo:rsid="0045c3e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plates</text:p>
      <text:p text:style-name="P4">Permiten crear clases específicas para distintos Tipos. Por ejemplo una lista de &lt;char&gt; o &lt;int&gt;. Las clases que hacen uso de estos se declaran de manera genérica para un tipo T:</text:p>
      <text:p text:style-name="P27">template&lt;class T&gt; //<text:span text:style-name="T22">Esta es la declaracion que dice el tipo T será el generico que se usa</text:span></text:p>
      <text:p text:style-name="P27">class Array {</text:p>
      <text:p text:style-name="P27"><text:tab/>T data[64];</text:p>
      <text:p text:style-name="P29">Y el <text:span text:style-name="T1">compilador</text:span><text:span text:style-name="T3"> procesa el Template, reemplazando en el código .cpp por el tipo a utilizar. Y compila esa versión específica de la clase con Template.</text:span></text:p>
      <text:p text:style-name="P30"><text:span text:style-name="T3">Esto permite definir implementaciones específicas </text:span><text:span text:style-name="T4">u optimizadas</text:span><text:span text:style-name="T3"> de una clase para un determinado tipo. El caso más conocido es el Array de &lt;bool&gt; que permite guardar </text:span><text:span text:style-name="T5">información</text:span><text:span text:style-name="T3"> bit a bit. <text:s/>La versión especializada debe definir los mismo métodos que su par genérico, pero la implementación puede ser completamente distinta.</text:span></text:p>
      <text:p text:style-name="P33">Esto ahorra problemas dado que un Array de ints, por ejemplo necesita reservar una cantidad de memoria diferente que un Array de chars. Y es más beneficioso que un Array a void* en el heap, porque ahorras tener que castearlo cada vez. (aparte de que para crearlo necesitas conocer el tamaño del tipo que querrías guardar, para pedir el espacio en el heap).</text:p>
      <text:p text:style-name="P33"/>
      <text:p text:style-name="P32"><text:span text:style-name="T3">Para evitar binarios muy grandes, producto de que se cree mucho código para muchas especializaciones. Se pueden crear </text:span><text:span text:style-name="T6">especializaciones parciales</text:span><text:span text:style-name="T7">. Por ejemplo, una para todos los T*. El tipo int* y char* son distintos, pero pueden utilizar una implementacion equivalente al ser los dos punteros. </text:span></text:p>
      <text:p text:style-name="P31"><text:span text:style-name="T3">Para los templates se usa la </text:span><text:span text:style-name="T6">generación de código mínimo</text:span><text:span text:style-name="T7">. Es decir que el compilador compila e instancia lo mínimo y necesario. Por ejemplo al crear un objeto especialiado Array&lt;int&gt;:</text:span></text:p>
      <text:list xml:id="list3713929945" text:style-name="L1">
        <text:list-item>
          <text:p text:style-name="P34">Busca si ya tiene un template especializado en &lt;int&gt; creado (es decir con el código creado y “compilado”).</text:p>
        </text:list-item>
        <text:list-item>
          <text:p text:style-name="P34">Busca si ya tiene un template semi-especializado.</text:p>
        </text:list-item>
        <text:list-item>
          <text:p text:style-name="P34">Busca si hay algún template genérico T de donde crearlo.</text:p>
        </text:list-item>
      </text:list>
      <text:p text:style-name="P5"><text:span text:style-name="T8">Si llega a 3, crea la clase Array&lt;int&gt; y crea solo el código especializado para el </text:span><text:span text:style-name="T12">constructor y destructor.</text:span></text:p>
      <text:p text:style-name="P6">A medida que se llamen a los otros métodos el compilador creará el código para ellos.</text:p>
      <text:p text:style-name="P6"/>
      <text:p text:style-name="P14">Se pueden poner templates con tipos por defecto si se usa:</text:p>
      <text:p text:style-name="P28">template &lt;class T = int&gt; //defaulteará a int.</text:p>
      <text:p text:style-name="P14">Se pueden declarar un template con 2 tipos sin definir (a la vez pueden tener tipos por defecto)</text:p>
      <text:p text:style-name="P28">template &lt;class T = int, class U&gt;</text:p>
      <text:p text:style-name="P14">Para declarar una clase template se pone el template antes de ‘class Cosota’</text:p>
      <text:p text:style-name="P28">template &lt;class T&gt; class VectorGenerico{}</text:p>
      <text:p text:style-name="P6"/>
      <text:p text:style-name="P15">Modificador ‘virtual’</text:p>
      <text:p text:style-name="P2"><text:span text:style-name="T8">Permite utilizar el polimorfismo por herencia. Es decir, que se ejecuten los métodos de la clase hija en vez de la base independientemente de como este referenciado el objeto. Para permitir este comportamiento usa </text:span><text:span text:style-name="T10">dynamic binding</text:span><text:span text:style-name="T8"> a oposición del static binding </text:span><text:span text:style-name="T9">(el compilador ya sabe a momento de compilacion que método se va a llamar y lo agrega al código objeto)</text:span><text:span text:style-name="T8"> común.</text:span></text:p>
      <text:p text:style-name="P2"><text:span text:style-name="T8">Esto disminuye la performance dado que el </text:span><text:span text:style-name="T9">llamado al método se resuelve en tiempo de ejecución utilizando Vtables (tabla de métodos virtuales para cada objeto) que implica una resolución más indirecta. </text:span></text:p>
      <text:p text:style-name="P7"/>
      <text:p text:style-name="P3"><text:span text:style-name="T11">D</text:span><text:span text:style-name="T10">eadlock</text:span></text:p>
      <text:p text:style-name="P8">Un Deadlock es una situación que se produce cuando 2 o más hilos se bloquean permanentemente por esperar que el resto libere 1 o más recursos. Las condiciones para que se presente un Deadlock son:</text:p>
      <text:p text:style-name="P8">1. Exclusión mutua: los recursos son de uso exclusivo, es decir, sólo un proceso puede hacer uso de un recurso.</text:p>
      <text:p text:style-name="P8"><text:soft-page-break/>2. Retención: el proceso mantiene la posesión de un recurso mientras espera recursos adicionales.</text:p>
      <text:p text:style-name="P8">Entonces si el proceso A toma posesión de un recurso ‘x’ y espera a que se libere un recurso ‘y’ para liberarlo. Mientras que el proceso B tiene posesión del recurso ‘y’ y espera que se libere el ‘x’ para liberarlo.</text:p>
      <text:p text:style-name="P8"/>
      <text:p text:style-name="P16">Constructor por movimiento</text:p>
      <text:p text:style-name="P9">El constructor por movimiento permite construir un objeto a partir de otro de la misma clase, robándole los datos. Dejando al “proveedor” en un estado vacío pero válido ya que luego se le llamará al destructor. es más eficiente que el constructor por copia ya que no se generan deep copies al mover recursos.</text:p>
      <text:p text:style-name="P9">Si no hay un constructor por copia definido (entre otras condiciones), C++ creará un constructor por movimiento por default.</text:p>
      <text:p text:style-name="P10">En ciertas clases que no tienen sentido ser copiadas (un archivo FILE o un socket) tendran constructor por movimiento y no por copia. </text:p>
      <text:p text:style-name="P10"/>
      <text:p text:style-name="P47">Static</text:p>
      <text:p text:style-name="P40">Todas las variables/atributos static se guardan en el Data Segment y por lo tanto su lifetime(duracion) es desde que el programa se inicia hasta que termina.</text:p>
      <text:p text:style-name="P11">La definicion de un atributo de clase, tiene que ser en el mismo archivo que se lo usa. Por ejemplo si este se usa en el constructor, el constructor y la definicion (static int a = 0;) deben estar en el mismo archivo. Esto es porque una variable estática tiene visibilidad local al archivo o scope en el que fue definida.</text:p>
      <text:p text:style-name="P13">Las variables static, si no se definen por el programado<text:span text:style-name="T23">r (constante)</text:span>, se inicializan como 0 o null o el valor correspondiente al tipo en el estándar del lenguaje. (a diferencia de las variables normales que si no se inicializan se crean con basura).</text:p>
      <text:p text:style-name="P11"/>
      <text:p text:style-name="P17">Threads</text:p>
      <text:p text:style-name="P12">Para crear un thread se usa std::thread(funcion, arg1, arg2,…). Notas a tener en cuenta:</text:p>
      <text:p text:style-name="P12">Los argumentos pasados para la funcion son movidos o copiados por valor (by value). Por eso no puede recibir una referencia directa y tiene que estar wrappeada en un std::ref(objeto)</text:p>
      <text:p text:style-name="P12"/>
      <text:p text:style-name="P18">Loop de eventos</text:p>
      <text:p text:style-name="P19"><text:span text:style-name="T13">En la programación orientada a eventos, cada </text:span><text:span text:style-name="T15">acción</text:span><text:span text:style-name="T13"> que se recibe (evento) será manejada por un determinado </text:span><text:span text:style-name="T2">handler</text:span><text:span text:style-name="T13"> (manejador). </text:span><text:span text:style-name="T14">Estos manejadores son los que saben responder al evento determinado.</text:span></text:p>
      <text:p text:style-name="P20"><text:span text:style-name="T13">Un loop de eventos es el ciclo principal de un programa programado orientado a eventos. </text:span><text:span text:style-name="T14">Este, mientras se deba continuar obtiene el siguiente evento de la cola de eventos (event queue). Si este evento indica el fin del programa inicia el cierre. En otro caso determina a que manejador corresponde y lo despacha a él. </text:span></text:p>
      <text:p text:style-name="P21"><text:span text:style-name="T14">C</text:span><text:span text:style-name="T13">omo el event loop los despacha de forma secuencial no tienen problemas de concurrencia pero sí uno que lleve mucho tiempo retrasa todos los siguientes. </text:span><text:span text:style-name="T14">Lo importante en la </text:span><text:span text:style-name="T15">programación</text:span><text:span text:style-name="T14"> orientada a eventos es siempre dar una respuesta gráfica al usuario. Por lo tanto los handlers deben ser cortos o desencadenar el comienzo de un hilo en paralelo. Porque en caso contrario, el flujo del programa se pone a resolver el evento y no muestra respuesta al usuario o decodifica nuevos eventos.</text:span></text:p>
      <text:p text:style-name="P35"/>
      <text:p text:style-name="P22">Macros</text:p>
      <text:p text:style-name="P36">Una macro es un fragmento de código al cual se le dió un nombre/alias. Cada vez que se use este alias este será reemplazado en la etapa de preprocesamiento del compilador por el código que representa.</text:p>
      <text:p text:style-name="P36">Estas pueden ser constantes:</text:p>
      <text:p text:style-name="P36"><text:tab/>#define TAM_MAX 100</text:p>
      <text:p text:style-name="P36"><text:soft-page-break/>O funciones:</text:p>
      <text:p text:style-name="P23"><text:span text:style-name="T16"><text:tab/></text:span><text:span text:style-name="T21">#define POTENCIA(x) <text:tab/>((x) * (x))</text:span></text:p>
      <text:p text:style-name="P48"><text:tab/>#define HORA_ACTUAL() <text:tab/>time()</text:p>
      <text:p text:style-name="P37"/>
      <text:p text:style-name="P38">Es una buena práctica encerrar los parámetros y todo el código de las macros entre paréntesis porque al expandirlas sino se puede crear código que no cumpla con el orden matemático esperado.</text:p>
      <text:p text:style-name="P25"><text:span text:style-name="T17">L</text:span><text:span text:style-name="T13">as macros pu</text:span><text:span text:style-name="T18">eden o no usar ‘{}’, pero siempre son de una linea entonces hay que usar ‘\’ si queremos continuar debajo</text:span></text:p>
      <text:p text:style-name="P26"><text:span text:style-name="T18">E</text:span><text:span text:style-name="T13">jemplo:</text:span></text:p>
      <text:p text:style-name="P49">#define ASSERT_2PARAMETROS(condicion, mensaje) <text:s/>if(!(condicion)){\</text:p>
      <text:p text:style-name="P49"><text:tab/>printf("Assert error on %s.%d: %s\n",__FILE__, __LINE__, (mensaje));\</text:p>
      <text:p text:style-name="P49">}</text:p>
      <text:p text:style-name="P49">Salida: ‘Assert error on pruebaMacros.c.16: Error en el assert de 2 parametros yeey’</text:p>
      <text:p text:style-name="P38"/>
      <text:p text:style-name="P24"><text:span text:style-name="T17">I</text:span><text:span text:style-name="T13">nstrucciones del precompilador: #ifdef o #ifndef y #endif</text:span></text:p>
      <text:p text:style-name="P24"><text:span text:style-name="T13">Si la expresión luego de #ifdef </text:span><text:span text:style-name="T2">está</text:span><text:span text:style-name="T13"> definida, deja el código que está hasta el endif. Caso contrario lo saca. El comportamiento de #ifndef es análogo pero si la expresión </text:span><text:span text:style-name="T2">no</text:span><text:span text:style-name="T13"> está definida.</text:span></text:p>
      <text:p text:style-name="P39">Sirve para evitar referencias circulares en los headers, creando el simbolo correspondiente y definiendo las funciones del header una sola vez.</text:p>
      <text:p text:style-name="P39"/>
      <text:p text:style-name="P41">Tansformacion de código fuente a código ejecutable</text:p>
      <text:p text:style-name="P41"><text:span text:style-name="T13">La transformacion de código fuente a ejecutable consta de las siguientes etapas:</text:span></text:p>
      <text:list xml:id="list2583421641" text:style-name="L2">
        <text:list-item>
          <text:p text:style-name="P42"><text:span text:style-name="T13">Precompilado. El precompilado se encarga de:</text:span></text:p>
        </text:list-item>
      </text:list>
      <text:list xml:id="list3526095112" text:style-name="L3">
        <text:list-item>
          <text:list>
            <text:list-item>
              <text:p text:style-name="P43"><text:span text:style-name="T13">Expandir las MACROS</text:span></text:p>
            </text:list-item>
            <text:list-item>
              <text:p text:style-name="P43"><text:span text:style-name="T13">Reemplazar las constantes</text:span></text:p>
            </text:list-item>
            <text:list-item>
              <text:p text:style-name="P43"><text:span text:style-name="T13">Eliminar comentarios</text:span></text:p>
            </text:list-item>
            <text:list-item>
              <text:p text:style-name="P43"><text:span text:style-name="T13">Procesar otras directivas/instrucciones del precompilador como #ifdef / #ifndef. (todas precedidas por el símbolo ‘#’.</text:span></text:p>
            </text:list-item>
          </text:list>
        </text:list-item>
      </text:list>
      <text:list xml:id="list1410566377" text:style-name="L6">
        <text:list-item>
          <text:p text:style-name="P44"><text:span text:style-name="T20">Compilación.</text:span><text:span text:style-name="T13"> Recibe el código fuente preprocesado y analiza la s</text:span><text:span text:style-name="T20">i</text:span><text:span text:style-name="T13">ntaxis y semántica en busca de errores.</text:span></text:p>
        </text:list-item>
      </text:list>
      <text:list xml:id="list905492836" text:style-name="L7">
        <text:list-item>
          <text:list>
            <text:list-item>
              <text:p text:style-name="P45"><text:span text:style-name="T13">Primero realiza un parseado para crear un árbol semántico.</text:span></text:p>
            </text:list-item>
            <text:list-item>
              <text:p text:style-name="P45"><text:span text:style-name="T13">Segundo, el ensamblador transforma las instrucciones en código ensamblador.</text:span></text:p>
            </text:list-item>
            <text:list-item>
              <text:p text:style-name="P45"><text:span text:style-name="T13">Tercero se traduce el código ensamblador a código máquina binario generando un archivo en código objeto.</text:span></text:p>
            </text:list-item>
          </text:list>
        </text:list-item>
      </text:list>
      <text:list xml:id="list2024502918" text:style-name="L8">
        <text:list-item>
          <text:p text:style-name="P46"><text:span text:style-name="T13">Linkedición/</text:span><text:span text:style-name="T19">enlazado</text:span><text:span text:style-name="T13">: Recibe código objeto y resuelve las referencias a objetos externos (se encuentran en otros módulos compilados, librerías) </text:span><text:span text:style-name="T19">generando un archivo ejecutable.</text:span></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4:19:37.887202445</meta:creation-date>
    <dc:date>2020-02-15T17:54:21.604442206</dc:date>
    <meta:editing-duration>PT3H4M35S</meta:editing-duration>
    <meta:editing-cycles>24</meta:editing-cycles>
    <meta:generator>LibreOffice/6.0.7.3$Linux_X86_64 LibreOffice_project/00m0$Build-3</meta:generator>
    <meta:document-statistic meta:table-count="0" meta:image-count="0" meta:object-count="0" meta:page-count="3" meta:paragraph-count="73" meta:word-count="1378" meta:character-count="8350" meta:non-whitespace-character-count="7045"/>
  </office:meta>
</office:document-meta>
</file>